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1.79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86.94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URRENT NAME</text:p>
          </table:table-cell>
          <table:table-cell office:value-type="string" calcext:value-type="string">
            <text:p>CSV2 NAME</text:p>
          </table:table-cell>
          <table:table-cell office:value-type="string" calcext:value-type="string">
            <text:p>OPENSTACK NAME</text:p>
          </table:table-cell>
          <table:table-cell office:value-type="string" calcext:value-type="string">
            <text:p>CONDOR NAME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2" office:value-type="string" calcext:value-type="string">
            <text:p>group_nam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cloud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o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avor_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flavor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cp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_publ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ainer_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k_form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_di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_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maxServerMe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TotalIn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Personal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ImageMe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PersonalitySiz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TotalRAMSiz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ServerGro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SecurityGroupRu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TotalKeypai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SecurityGro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ServerGroupMemb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TotalFloatingI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TotalCo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ServerGroups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Instances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RAM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SecurityGroups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FloatingIps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Cores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s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n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ant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uter:extern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ar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r Jobs</text:p>
          </table:table-cell>
          <table:table-cell office:value-type="string" calcext:value-type="string">
            <text:p>GlobalJob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Clou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bSt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questMemo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questDi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quirem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bPr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uster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Im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InstanceTy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Networ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KeepAli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MaximumPr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User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JobPerC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eredCurrentSt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d_j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r Machines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b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obalJob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Add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MTy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currentTime **TYPO?*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eredCurrent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moteOw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tTy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Slo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or_o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or_advert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2_groups</text:p>
          </table:table-cell>
          <table:table-cell office:value-type="string" calcext:value-type="string">
            <text:p>condor_central_mana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2_group_resources</text:p>
          </table:table-cell>
          <table:table-cell office:value-type="string" calcext:value-type="string">
            <text:p>authur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certific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domain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domain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rayam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oud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~~~~~~~~~~ Below to be changed to match limits ~~~~~~~~~~~~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ck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up_gigaby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gaby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y_pai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curity_gro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apsho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um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_volume_gigaby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2 group resource yaml</text:p>
          </table:table-cell>
          <table:table-cell office:value-type="string" calcext:value-type="string">
            <text:p>yaml_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a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2 group yaml</text:p>
          </table:table-cell>
          <table:table-cell office:value-type="string" calcext:value-type="string">
            <text:p>yaml_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a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2 user</text:p>
          </table:table-cell>
          <table:table-cell office:value-type="string" calcext:value-type="string">
            <text:p>user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t_d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_superu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in_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ve_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v2 vms</text:p>
          </table:table-cell>
          <table:table-cell office:value-type="string" calcext:value-type="string">
            <text:p>vm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_ur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st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avor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min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minate_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son Driemel</meta:initial-creator>
    <meta:creation-date>2018-01-12T09:27:16.190123584</meta:creation-date>
    <dc:date>2018-01-12T09:55:05.628233796</dc:date>
    <dc:creator>Colson Driemel</dc:creator>
    <meta:editing-duration>PT12M39S</meta:editing-duration>
    <meta:editing-cycles>1</meta:editing-cycles>
    <meta:document-statistic meta:table-count="1" meta:cell-count="148" meta:object-count="0"/>
    <meta:generator>LibreOffice/5.0.6.2$Linux_X86_64 LibreOffice_project/00$Build-2</meta:generator>
  </office:meta>
</office:document-meta>
</file>